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Mono" fo:font-size="10pt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Liberation Mono" fo:font-size="10pt" fo:background-color="#fff200" style:font-size-asian="10pt" style:font-size-complex="10pt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cabezados HTML</text:p>
      <text:p text:style-name="P1"/>
      <text:p text:style-name="P1"><text:span text:style-name="T1">Los encabezados HTML</text:span> se definen con las etiquetas h1 a h6.</text:p>
      <text:p text:style-name="P1"/>
      <text:p text:style-name="P2">h1 define el encabezado más importante. h6 define el encabezado menos importante.</text:p>
      <text:p text:style-name="P1"/>
      <text:p text:style-name="P1">Los encabezados son importantes</text:p>
      <text:p text:style-name="P1"/>
      <text:p text:style-name="P2">Los motores de búsqueda utilizan los encabezados para indexar la estructura y el contenido de sus páginas web.</text:p>
      <text:p text:style-name="P1"/>
      <text:p text:style-name="P2">Los usuarios a menudo hojean una página por sus encabezados. Es importante utilizar encabezados para mostrar la estructura del documento.</text:p>
      <text:p text:style-name="P1"/>
      <text:p text:style-name="P1"><text:span text:style-name="T1">Los encabezados h1 deben usarse para los encabezados principales,</text:span> seguidos de los encabezados h2, luego los menos importantes h3, y así sucesivamente.</text:p>
      <text:p text:style-name="P1"/>
      <text:p text:style-name="P1">Nota: <text:span text:style-name="T1">Use encabezados HTML solo para encabezados.</text:span> No use encabezados para hacer que el texto sea GRANDE o en negrita.</text:p>
      <text:p text:style-name="P1">Encabezados más grandes</text:p>
      <text:p text:style-name="P1"/>
      <text:p text:style-name="P1">Cada encabezado HTML tiene un tamaño predeterminado. <text:span text:style-name="T1">Sin embargo, puede especificar el tamaño de cualquier encabezado con el atributo de estilo, utilizando la propiedad de tamaño de fuente CSS:</text:span></text:p>
      <text:p text:style-name="P1"/>
      <text:p text:style-name="P2">Reglas horizontales HTML</text:p>
      <text:p text:style-name="P1"/>
      <text:p text:style-name="P2">La etiqueta hr define un salto temático en una página HTML, y se muestra con mayor frecuencia como una regla horizontal.</text:p>
      <text:p text:style-name="P1"/>
      <text:p text:style-name="P1">El elemento hr se usa para separar contenido (o definir un cambio) en una página HTML:</text:p>
      <text:p text:style-name="P1"/>
      <text:p text:style-name="P2">El elemento de encabezado HTML</text:p>
      <text:p text:style-name="P1"/>
      <text:p text:style-name="P1">El elemento de encabezado HTML es un contenedor de metadatos. Los metadatos HTML son datos sobre el documento HTML. Los metadatos no se muestran.</text:p>
      <text:p text:style-name="P1"/>
      <text:p text:style-name="P1">El elemento head se coloca entre la etiqueta html y la etiqueta body:</text:p>
      <text:p text:style-name="P1">Nota: Los metadatos generalmente definen el título del documento, el conjunto de caracteres, los estilos, los scripts y otra información meta.</text:p>
      <text:p text:style-name="P2">¿Cómo ver la fuente HTML?</text:p>
      <text:p text:style-name="P1"><text:soft-page-break/></text:p>
      <text:p text:style-name="P1">¿Alguna vez has visto una página web y te has preguntado '¡Hola! ¿Cómo hicieron eso?'</text:p>
      <text:p text:style-name="P1">Ver código fuente HTML:</text:p>
      <text:p text:style-name="P1"/>
      <text:p text:style-name="P1">Haga clic derecho en una página HTML y seleccione 'Ver código fuente de la página' (en Chrome) o 'Ver código fuente' (en Edge), o similar en otros navegadores. Esto abrirá una ventana que contiene el código fuente HTML de la página.</text:p>
      <text:p text:style-name="P1">Inspeccionar un elemento HTML:</text:p>
      <text:p text:style-name="P1"/>
      <text:p text:style-name="P1">Haga clic derecho en un elemento (o un área en blanco) y elija 'Inspeccionar' o 'Inspeccionar elemento' para ver de qué elementos están compuestos (verá tanto el HTML como el CSS). También puede editar el HTML o CSS sobre la marcha en el panel Elementos o Estilos que se ab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21:50:12.139649161</meta:creation-date>
    <dc:date>2020-05-10T21:56:24.991887186</dc:date>
    <meta:editing-duration>PT6M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363" meta:character-count="2203" meta:non-whitespace-character-count="1863"/>
  </office:meta>
</office:document-meta>
</file>